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1" svg:font-family="'Arial Unicode MS'" style:font-family-generic="swiss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0bf9a7" officeooo:paragraph-rsid="000bf9a7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30303" loext:opacity="100%" style:font-name="Courier New" fo:font-size="20pt" fo:letter-spacing="normal" fo:font-style="normal" fo:font-weight="bold" officeooo:paragraph-rsid="0002a7d3" style:font-size-asian="20pt" style:font-size-complex="20pt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30303" loext:opacity="100%" style:font-name="Courier New" fo:font-size="20pt" fo:letter-spacing="normal" fo:font-style="normal" fo:font-weight="normal" officeooo:paragraph-rsid="0002a7d3" style:font-size-asian="20pt" style:font-size-complex="20pt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30303" loext:opacity="100%" style:font-name="Courier New" fo:font-size="20pt" fo:letter-spacing="normal" fo:font-style="normal" fo:font-weight="normal" officeooo:paragraph-rsid="00016213" style:font-size-asian="20pt" style:font-size-complex="20pt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30303" loext:opacity="100%" style:font-name="Courier New" fo:font-size="20pt" fo:letter-spacing="normal" fo:font-style="normal" fo:font-weight="normal" officeooo:paragraph-rsid="0003d268" style:font-size-asian="20pt" style:font-weight-asian="normal" style:font-size-complex="20pt" style:font-weight-complex="normal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30303" loext:opacity="100%" style:font-name="Courier New" fo:font-size="20pt" fo:letter-spacing="normal" fo:font-style="normal" fo:font-weight="normal" officeooo:paragraph-rsid="00044133" style:font-size-asian="20pt" style:font-weight-asian="normal" style:font-size-complex="20pt" style:font-weight-complex="normal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30303" loext:opacity="100%" style:font-name="Courier New" fo:font-size="20pt" fo:letter-spacing="normal" fo:font-style="normal" fo:font-weight="normal" officeooo:paragraph-rsid="0007c4af" style:font-size-asian="20pt" style:font-weight-asian="normal" style:font-size-complex="20pt" style:font-weight-complex="normal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40404" loext:opacity="100%" style:text-outline="false" style:font-name="Courier New" fo:font-size="20pt" fo:letter-spacing="normal" fo:font-style="normal" fo:font-weight="normal" officeooo:paragraph-rsid="0002a7d3" style:letter-kerning="false" style:font-size-asian="20pt" style:font-size-complex="20pt"/>
    </style:style>
    <style:style style:name="P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40404" loext:opacity="100%" style:text-outline="false" style:font-name="Courier New" fo:font-size="20pt" fo:letter-spacing="normal" fo:font-style="normal" fo:font-weight="normal" officeooo:paragraph-rsid="00016213" style:letter-kerning="false" style:font-size-asian="20pt" style:font-size-complex="20pt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40404" loext:opacity="100%" style:text-outline="false" style:font-name="Courier New" fo:font-size="20pt" fo:letter-spacing="normal" fo:font-style="normal" fo:font-weight="normal" officeooo:paragraph-rsid="0003d268" style:letter-kerning="false" style:font-size-asian="20pt" style:font-size-complex="20pt"/>
    </style:style>
    <style:style style:name="P1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40404" loext:opacity="100%" style:text-outline="false" style:font-name="Courier New" fo:font-size="20pt" fo:letter-spacing="normal" fo:font-style="normal" fo:font-weight="normal" officeooo:paragraph-rsid="00092f18" style:letter-kerning="false" style:font-size-asian="20pt" style:font-size-complex="20pt"/>
    </style:style>
    <style:style style:name="P1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40404" loext:opacity="100%" style:text-outline="false" style:font-name="Courier New" fo:font-size="20pt" fo:letter-spacing="normal" fo:font-style="normal" fo:font-weight="normal" officeooo:paragraph-rsid="000bf9a7" style:letter-kerning="false" style:font-size-asian="20pt" style:font-size-complex="20pt"/>
    </style:style>
    <style:style style:name="P1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40404" loext:opacity="100%" style:text-outline="false" style:font-name="Courier New" fo:font-size="20pt" fo:letter-spacing="normal" fo:font-style="normal" fo:font-weight="normal" officeooo:paragraph-rsid="000cd51b" style:letter-kerning="false" style:font-size-asian="20pt" style:font-size-complex="20pt"/>
    </style:style>
    <style:style style:name="P1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40404" loext:opacity="100%" style:text-outline="false" style:font-name="Courier New" fo:font-size="20pt" fo:letter-spacing="normal" fo:font-style="normal" fo:font-weight="normal" officeooo:paragraph-rsid="000dee09" style:letter-kerning="false" style:font-size-asian="20pt" style:font-size-complex="20pt"/>
    </style:style>
    <style:style style:name="P1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40404" loext:opacity="100%" style:text-outline="false" style:font-name="Courier New" fo:font-size="20pt" fo:letter-spacing="normal" fo:font-style="normal" fo:font-weight="normal" officeooo:paragraph-rsid="0011545d" style:letter-kerning="false" style:font-size-asian="20pt" style:font-size-complex="20pt"/>
    </style:style>
    <style:style style:name="P1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40404" loext:opacity="100%" style:text-outline="false" style:font-name="Courier New" fo:font-size="20pt" fo:letter-spacing="normal" fo:font-style="normal" fo:font-weight="normal" officeooo:paragraph-rsid="0003d268" style:letter-kerning="false" style:font-size-asian="20pt" style:font-weight-asian="normal" style:font-size-complex="20pt" style:font-weight-complex="normal"/>
    </style:style>
    <style:style style:name="P1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40404" loext:opacity="100%" style:text-outline="false" style:font-name="Courier New" fo:font-size="20pt" fo:letter-spacing="normal" fo:font-style="normal" fo:font-weight="bold" officeooo:paragraph-rsid="00092f18" style:letter-kerning="false" style:font-size-asian="20pt" style:font-weight-asian="bold" style:font-size-complex="20pt" style:font-weight-complex="bold"/>
    </style:style>
    <style:style style:name="P1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40404" loext:opacity="100%" style:text-outline="false" style:font-name="Courier New" fo:font-size="20pt" fo:letter-spacing="normal" fo:font-style="normal" fo:font-weight="bold" officeooo:paragraph-rsid="0011545d" style:letter-kerning="false" style:font-size-asian="20pt" style:font-weight-asian="bold" style:font-size-complex="20pt" style:font-weight-complex="bold"/>
    </style:style>
    <style:style style:name="P19" style:family="paragraph" style:parent-style-name="Standard">
      <style:paragraph-properties fo:margin-left="0in" fo:margin-right="0in" fo:orphans="2" fo:widows="2" fo:text-indent="0in" style:auto-text-indent="false"/>
      <style:text-properties style:font-name="Courier New" fo:font-size="20pt" officeooo:paragraph-rsid="00016213" style:font-size-asian="20pt" style:font-size-complex="20pt"/>
    </style:style>
    <style:style style:name="P20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092f18"/>
    </style:style>
    <style:style style:name="P21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0dee09"/>
    </style:style>
    <style:style style:name="P22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11545d"/>
    </style:style>
    <style:style style:name="P23" style:family="paragraph" style:parent-style-name="Standard">
      <style:paragraph-properties fo:margin-left="0in" fo:margin-right="0in" fo:orphans="2" fo:widows="2" fo:text-indent="0in" style:auto-text-indent="false" fo:break-before="page"/>
      <style:text-properties fo:font-variant="normal" fo:text-transform="none" fo:color="#030303" loext:opacity="100%" style:font-name="Courier New" fo:font-size="20pt" fo:letter-spacing="normal" fo:font-style="normal" fo:font-weight="normal" officeooo:paragraph-rsid="00016213" style:font-size-asian="20pt" style:font-size-complex="20pt"/>
    </style:style>
    <style:style style:name="P24" style:family="paragraph" style:parent-style-name="Standard">
      <style:paragraph-properties fo:margin-left="0in" fo:margin-right="0in" fo:orphans="2" fo:widows="2" fo:text-indent="0in" style:auto-text-indent="false" fo:break-before="page"/>
      <style:text-properties fo:font-variant="normal" fo:text-transform="none" fo:color="#040404" loext:opacity="100%" style:text-outline="false" style:font-name="Courier New" fo:font-size="20pt" fo:letter-spacing="normal" fo:font-style="normal" fo:font-weight="normal" officeooo:paragraph-rsid="00092f18" style:letter-kerning="false" style:font-size-asian="20pt" style:font-size-complex="20pt"/>
    </style:style>
    <style:style style:name="P25" style:family="paragraph" style:parent-style-name="Standard">
      <style:paragraph-properties fo:margin-left="0in" fo:margin-right="0in" fo:orphans="2" fo:widows="2" fo:text-indent="0in" style:auto-text-indent="false" fo:break-before="page"/>
      <style:text-properties fo:font-variant="normal" fo:text-transform="none" fo:color="#040404" loext:opacity="100%" style:text-outline="false" style:font-name="Courier New" fo:font-size="20pt" fo:letter-spacing="normal" fo:font-style="normal" fo:font-weight="normal" officeooo:paragraph-rsid="000dee09" style:letter-kerning="false" style:font-size-asian="20pt" style:font-size-complex="20pt"/>
    </style:style>
    <style:style style:name="P2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40404" loext:opacity="100%" style:font-name="Courier New" fo:font-size="20pt" fo:letter-spacing="normal" fo:font-style="normal" fo:font-weight="bold" officeooo:paragraph-rsid="00092f18" style:font-size-asian="20pt" style:font-size-complex="20pt"/>
    </style:style>
    <style:style style:name="T1" style:family="text">
      <style:text-properties fo:color="#040404" loext:opacity="100%" style:text-outline="false" style:letter-kerning="false"/>
    </style:style>
    <style:style style:name="T2" style:family="text">
      <style:text-properties fo:color="#040404" loext:opacity="100%" style:text-outline="false" style:letter-kerning="false" style:font-weight-asian="bold" style:font-weight-complex="bold"/>
    </style:style>
    <style:style style:name="T3" style:family="text">
      <style:text-properties fo:color="#040404" loext:opacity="100%" style:text-outline="false" officeooo:rsid="0002a7d3" style:letter-kerning="false"/>
    </style:style>
    <style:style style:name="T4" style:family="text">
      <style:text-properties fo:color="#040404" loext:opacity="100%" style:text-outline="false" officeooo:rsid="0003d268" style:letter-kerning="false"/>
    </style:style>
    <style:style style:name="T5" style:family="text">
      <style:text-properties fo:color="#040404" loext:opacity="100%" style:text-outline="false" fo:font-weight="normal" style:letter-kerning="false"/>
    </style:style>
    <style:style style:name="T6" style:family="text">
      <style:text-properties fo:color="#040404" loext:opacity="100%" style:text-outline="false" fo:font-weight="bold" style:letter-kerning="false" style:font-weight-asian="bold" style:font-weight-complex="bold"/>
    </style:style>
    <style:style style:name="T7" style:family="text">
      <style:text-properties fo:color="#040404" loext:opacity="100%" style:text-outline="false" fo:font-weight="bold" officeooo:rsid="0007c4af" style:letter-kerning="false" style:font-weight-asian="bold" style:font-weight-complex="bold"/>
    </style:style>
    <style:style style:name="T8" style:family="text">
      <style:text-properties fo:color="#040404" loext:opacity="100%" style:text-outline="false" fo:font-weight="bold" officeooo:rsid="0003d268" style:letter-kerning="false" style:font-weight-asian="bold" style:font-weight-complex="bold"/>
    </style:style>
    <style:style style:name="T9" style:family="text">
      <style:text-properties fo:color="#040404" loext:opacity="100%" style:text-outline="false" fo:font-weight="bold" officeooo:rsid="00044133" style:letter-kerning="false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1545d" style:font-weight-asian="bold" style:font-weight-complex="bold"/>
    </style:style>
    <style:style style:name="T12" style:family="text">
      <style:text-properties officeooo:rsid="000dee09"/>
    </style:style>
    <style:style style:name="T13" style:family="text">
      <style:text-properties fo:font-variant="normal" fo:text-transform="none" fo:color="#040404" loext:opacity="100%" style:text-outline="false" style:font-name="Courier New" fo:font-size="20pt" fo:letter-spacing="normal" fo:font-style="normal" fo:font-weight="normal" style:letter-kerning="false" style:font-size-asian="20pt" style:font-size-complex="20pt"/>
    </style:style>
    <style:style style:name="T14" style:family="text">
      <style:text-properties fo:font-variant="normal" fo:text-transform="none" fo:color="#040404" loext:opacity="100%" style:text-outline="false" style:font-name="Courier New" fo:font-size="20pt" fo:letter-spacing="normal" fo:font-style="normal" fo:font-weight="normal" officeooo:rsid="000dee09" style:letter-kerning="false" style:font-size-asian="20pt" style:font-size-complex="20pt"/>
    </style:style>
    <style:style style:name="T15" style:family="text">
      <style:text-properties fo:font-variant="normal" fo:text-transform="none" fo:color="#040404" loext:opacity="100%" style:text-outline="false" style:font-name="Courier New" fo:font-size="20pt" fo:letter-spacing="normal" fo:font-style="normal" fo:font-weight="normal" officeooo:rsid="000f6f22" style:letter-kerning="false" style:font-size-asian="20pt" style:font-size-complex="20pt"/>
    </style:style>
    <style:style style:name="T16" style:family="text">
      <style:text-properties fo:font-variant="normal" fo:text-transform="none" fo:color="#040404" loext:opacity="100%" style:text-outline="false" style:font-name="Courier New" fo:font-size="20pt" fo:letter-spacing="normal" fo:font-style="normal" fo:font-weight="bold" style:letter-kerning="false" style:font-size-asian="20pt" style:font-weight-asian="bold" style:font-size-complex="20pt" style:font-weight-complex="bold"/>
    </style:style>
    <style:style style:name="T17" style:family="text">
      <style:text-properties fo:font-variant="normal" fo:text-transform="none" fo:color="#040404" loext:opacity="100%" style:text-outline="false" style:font-name="Courier New" fo:font-size="20pt" fo:letter-spacing="normal" fo:font-style="normal" fo:font-weight="bold" officeooo:rsid="0011545d" style:letter-kerning="false" style:font-size-asian="20pt" style:font-weight-asian="bold" style:font-size-complex="20pt" style:font-weight-complex="bold"/>
    </style:style>
    <style:style style:name="T18" style:family="text">
      <style:text-properties officeooo:rsid="000f6f22"/>
    </style:style>
    <style:style style:name="T19" style:family="text">
      <style:text-properties officeooo:rsid="0011545d"/>
    </style:style>
    <style:style style:name="T20" style:family="text">
      <style:text-properties style:text-outline="false" style:letter-kerning="false" style:font-weight-asian="bold" style:font-weight-complex="bold"/>
    </style:style>
    <style:style style:name="T21" style:family="text">
      <style:text-properties officeooo:rsid="0012e30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pan text:style-name="T20">## Jantai varisai 1 </text:span></text:p>
      <text:p text:style-name="P11"/>
      <text:p text:style-name="P18">Jantai varisai 1 - 1st speed </text:p>
      <text:p text:style-name="P11"><text:s text:c="4"/>SS <text:s/>RR <text:s/>GG <text:s/>MM | PP <text:s/>DD | NN <text:s/>ṠṠ || </text:p>
      <text:p text:style-name="P11"><text:s text:c="4"/>ṠṠ <text:s/>NN <text:s/>DD <text:s/>PP | MM <text:s/>GG | RR <text:s/>SS || </text:p>
      <text:p text:style-name="P11"/>
      <text:p text:style-name="P18">Jantai varisai 1 - 2nd speed </text:p>
      <text:p text:style-name="P11"><text:s text:c="4"/>SSRR <text:s/>GGMM <text:s/>PPDD <text:s/>NNṠṠ | ṠṠNN <text:s/>DDPP | MMGG <text:s/>RRSS || </text:p>
      <text:p text:style-name="P11"><text:s text:c="4"/>SSRR <text:s/>GGMM <text:s/>PPDD <text:s/>NNṠṠ | ṠṠNN <text:s/>DDPP | MMGG <text:s/>RRSS || </text:p>
      <text:p text:style-name="P11"/>
      <text:p text:style-name="P18">Jantai varisai 1 - 3rd speed </text:p>
      <text:p text:style-name="P12"><text:s text:c="4"/>SSRRGGMM <text:s/>PPDDNNṠṠ <text:s/>ṠṠNNDDPP <text:s/>MMGGRRSS | </text:p>
      <text:p text:style-name="P12"><text:s text:c="8"/>SSRRGGMM <text:s/>PPDDNNṠṠ | ṠṠNNDDPP <text:s/>MMGGRRSS || </text:p>
      <text:p text:style-name="P12"><text:s text:c="4"/>SSRRGGMM <text:s/>PPDDNNṠṠ <text:s/>ṠṠNNDDPP <text:s/>MMGGRRSS |</text:p>
      <text:p text:style-name="P12"><text:s text:c="8"/>SSRRGGMM <text:s/>PPDDNNṠṠ | ṠṠNNDDPP <text:s/>MMGGRRSS || </text:p>
      <text:p text:style-name="P11"/>
      <text:p text:style-name="P11"><text:line-break/><text:line-break/></text:p>
      <text:p text:style-name="P24"/>
      <text:p text:style-name="P11"><text:span text:style-name="T10">## Jantai varisai 2</text:span> </text:p>
      <text:p text:style-name="P11"/>
      <text:p text:style-name="P15"><text:span text:style-name="T10">Jantai varisai </text:span><text:span text:style-name="T11">2 - </text:span><text:span text:style-name="T10">1st speed</text:span> </text:p>
      <text:p text:style-name="P11"><text:s text:c="4"/>SS <text:s/>RR <text:s/>GG <text:s/>MM | RR <text:s/>GG | MM <text:s/>PP || </text:p>
      <text:p text:style-name="P11"><text:s text:c="4"/>GG <text:s/>MM <text:s/>PP <text:s/>DD | MM <text:s/>PP | DD <text:s/>NN || </text:p>
      <text:p text:style-name="P11"><text:s text:c="4"/>PP <text:s/>DD <text:s/>NN <text:s/>ṠṠ | ṠṠ <text:s/>NN | DD <text:s/>PP || </text:p>
      <text:p text:style-name="P11"><text:s text:c="4"/>NN <text:s/>DD <text:s/>PP <text:s/>MM | DD <text:s/>PP | MM <text:s/>GG || </text:p>
      <text:p text:style-name="P11"><text:s text:c="4"/>PP <text:s/>MM <text:s/>GG <text:s/>RR | MM <text:s/>GG | RR <text:s/>SS || </text:p>
      <text:p text:style-name="P11"/>
      <text:p text:style-name="P18">Jantai varisai <text:span text:style-name="T19">2 - </text:span>2nd speed<text:line-break/> (sing twice to complete thalam) </text:p>
      <text:p text:style-name="P11"><text:s text:c="4"/>SSRR <text:s/>GGMM <text:s/>RRGG <text:s/>MMPP | GGMM <text:s/>PPDD | MMPP <text:s/>DDNN || </text:p>
      <text:p text:style-name="P11"><text:s text:c="4"/>PPDD <text:s/>NNṠṠ <text:s/>ṠṠNN <text:s/>DDPP | NNDD <text:s/>PPMM | DDPP <text:s/>MMGG || </text:p>
      <text:p text:style-name="P11"><text:s text:c="4"/>PPMM <text:s/>GGRR <text:s/>MMGG <text:s/>RRSS | SSRR <text:s/>GGMM | RRGG <text:s/>MMPP || </text:p>
      <text:p text:style-name="P11"><text:s text:c="4"/>GGMM <text:s/>PPDD <text:s/>MMPP <text:s/>DDNN | PPDD <text:s/>NNṠṠ | ṠṠNN <text:s/>DDPP || </text:p>
      <text:p text:style-name="P11"><text:s text:c="4"/>NNDD <text:s/>PPMM <text:s/>DDPP <text:s/>MMGG | PPMM <text:s/>GGRR | MMGG <text:s/>RRSS || </text:p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5"><text:span text:style-name="T10">Jantai varisai </text:span><text:span text:style-name="T11">2 - </text:span><text:span text:style-name="T10">3rd speed <text:line-break/> (sing 4 times to complete thalam)</text:span> </text:p>
      <text:p text:style-name="P12"><text:s text:c="4"/>SSRRGGMM <text:s/>RRGGMMPP <text:s/>GGMMPPDD <text:s/>MMPPDDNN | </text:p>
      <text:p text:style-name="P12"><text:s text:c="8"/>PPDDNNṠṠ <text:s/>ṠṠNNDDPP | NNDDPPMM <text:s/>DDPPMMGG || </text:p>
      <text:p text:style-name="P12"><text:s text:c="4"/>PPMMGGRR <text:s/>MMGGRRSS <text:s/>SSRRGGMM <text:s/>RRGGMMPP | </text:p>
      <text:p text:style-name="P12"><text:s text:c="8"/>GGMMPPDD <text:s/>MMPPDDNN | PPDDNNṠṠ <text:s/>ṠṠNNDDPP || </text:p>
      <text:p text:style-name="P13"><text:s text:c="4"/>NNDDPPMM <text:s/>DDPPMMGG <text:s/>PPMMGGRR <text:s/>MMGGRRSS | </text:p>
      <text:p text:style-name="P13"><text:s text:c="8"/>SSRRGGMM <text:s/>RRGGMMPP | GGMMPPDD <text:s/>MMPPDDNN || </text:p>
      <text:p text:style-name="P13"><text:s text:c="4"/>PPDDNNṠṠ <text:s/>ṠṠNNDDPP <text:s/>NNDDPPMM <text:s/>DDPPMMGG | </text:p>
      <text:p text:style-name="P13"><text:s text:c="8"/>PPMMGGRR <text:s/>MMGGRRSS | SSRRGGMM <text:s/>RRGGMMPP || </text:p>
      <text:p text:style-name="P13"><text:s text:c="4"/>GGMMPPDD <text:s/>MMPPDDNN <text:s/>PPDDNNṠṠ <text:s/>ṠṠNNDDPP | </text:p>
      <text:p text:style-name="P13"><text:s text:c="8"/>NNDDPPMM <text:s/>DDPPMMGG | PPMMGGRR <text:s/>MMGGRRSS || 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7">## Jantai varisai 3 </text:p>
      <text:p text:style-name="P11"/>
      <text:p text:style-name="P18">Jantai varisai <text:span text:style-name="T19">3 - </text:span>1st speed </text:p>
      <text:p text:style-name="P13"><text:s text:c="4"/>SS <text:s/>RS <text:s/>SR <text:s/>SR | SS <text:s/>RR | GG <text:s/>MM ||</text:p>
      <text:p text:style-name="P13"><text:s text:c="4"/>RR <text:s/>GR <text:s/>RG <text:s/>RG | RR <text:s/>GG | MM <text:s/>PP || </text:p>
      <text:p text:style-name="P13"><text:s text:c="4"/>GG <text:s/>MG <text:s/>GM <text:s/>GM | GG <text:s/>MM | PP <text:s/>DD ||</text:p>
      <text:p text:style-name="P13"><text:s text:c="4"/>MM <text:s/>PM <text:s/>MP <text:s/>MP | MM <text:s/>PP | DD <text:s/>NN || </text:p>
      <text:p text:style-name="P13"><text:s text:c="4"/>PP <text:s/>DP <text:s/>PD <text:s/>PD | PP <text:s/>DD | NN <text:s/>ṠṠ ||</text:p>
      <text:p text:style-name="P13"><text:s text:c="4"/>ṠṠ <text:s/>NṠ <text:s/>ṠN <text:s/>ṠN | ṠṠ <text:s/>NN | DD <text:s/>PP || </text:p>
      <text:p text:style-name="P13"><text:s text:c="4"/>NN <text:s/>DN <text:s/>ND <text:s/>ND | NN <text:s/>DD | PP <text:s/>MM ||</text:p>
      <text:p text:style-name="P13"><text:s text:c="4"/>DD <text:s/>PD <text:s/>DP <text:s/>DP | DD <text:s/>PP | MM <text:s/>GG || </text:p>
      <text:p text:style-name="P13"><text:s text:c="4"/>PP <text:s/>MP <text:s/>PM <text:s/>PM | PP <text:s/>MM | GG <text:s/>RR ||</text:p>
      <text:p text:style-name="P13"><text:s text:c="4"/>MM <text:s/>GM <text:s/>MG <text:s/>MG | MM <text:s/>GG | RR <text:s/>SS || </text:p>
      <text:p text:style-name="P11"/>
      <text:p text:style-name="P18">Jantai varisai <text:span text:style-name="T19">3 - </text:span>2nd speed </text:p>
      <text:p text:style-name="P11"><text:s text:c="4"/>SSRS <text:s/>SRSR <text:s/>SSRR <text:s/>GGMM | RRGR <text:s/>RGRG | RRGG <text:s/>MMPP || </text:p>
      <text:p text:style-name="P11"><text:s text:c="4"/>GGMG <text:s/>GMGM <text:s/>GGMM <text:s/>PPDD | MMPM <text:s/>MPMP | MMPP <text:s/>DDNN || </text:p>
      <text:p text:style-name="P11"><text:s text:c="4"/>PPDP <text:s/>PDPD <text:s/>PPDD <text:s/>NNṠṠ | ṠṠNṠ <text:s/>ṠNṠN | ṠṠNN <text:s/>DDPP || </text:p>
      <text:p text:style-name="P11"><text:s text:c="4"/>NNDN <text:s/>NDND <text:s/>NNDD <text:s/>PPMM | DDPD <text:s/>DPDP | DDPP <text:s/>MMGG || </text:p>
      <text:p text:style-name="P11"><text:s text:c="4"/>PPMP <text:s/>PMPM <text:s/>PPMM <text:s/>GGRR | MMGM <text:s/>MGMG | MMGG <text:s/>RRSS || </text:p>
      <text:p text:style-name="P11"><text:soft-page-break/><text:s/></text:p>
      <text:p text:style-name="P18">Jantai varisai <text:span text:style-name="T19">3 - </text:span>3nd speed (repeated twice) </text:p>
      <text:p text:style-name="P13"><text:s text:c="4"/>SSRSSRSR <text:s/>SSRRGGMM <text:s/>RRGRRGRG <text:s/>RRGGMMPP |</text:p>
      <text:p text:style-name="P13"><text:s text:c="8"/>GGMGGMGM <text:s/>GGMMPPDD | MMPMMPMP <text:s/>MMPPDDNN || </text:p>
      <text:p text:style-name="P13"><text:s text:c="4"/>PPDPPDPD <text:s/>PPDDNNṠṠ <text:s/>ṠṠNṠṠNṠN <text:s/>ṠṠNNDDPP |</text:p>
      <text:p text:style-name="P13"><text:s text:c="8"/>NNDNNDND <text:s/>NNDDPPMM | DDPDDPDP <text:s/>DDPPMMGG || </text:p>
      <text:p text:style-name="P13"><text:s text:c="4"/>PPMPPMPM <text:s/>PPMMGGRR <text:s/>MMGMMGMG <text:s/>MMGGRRSS |</text:p>
      <text:p text:style-name="P13"><text:s text:c="8"/>SSRSSRSR <text:s/>SSRRGGMM | RRGRRGRG <text:s/>RRGGMMPP || </text:p>
      <text:p text:style-name="P13"><text:s text:c="4"/>GGMGGMGM <text:s/>GGMMPPDD <text:s/>MMPMMPMP <text:s/>MMPPDDNN |</text:p>
      <text:p text:style-name="P13"><text:s text:c="8"/>PPDPPDPD <text:s/>PPDDNNṠṠ | ṠṠNṠṠNṠN <text:s/>ṠṠNNDDPP || </text:p>
      <text:p text:style-name="P13"><text:s text:c="4"/>NNDNNDND <text:s/>NNDDPPMM <text:s/>DDPDDPDP <text:s/>DDPPMMGG |</text:p>
      <text:p text:style-name="P13"><text:s text:c="8"/>PPMPPMPM <text:s/>PPMMGGRR | MMGMMGMG <text:s/>MMGGRRSS || </text:p>
      <text:p text:style-name="P11"/>
      <text:p text:style-name="P15"><text:span text:style-name="T10">Jantai varisai </text:span><text:span text:style-name="T11">3 - </text:span><text:span text:style-name="T10">3 speeds at once</text:span> </text:p>
      <text:p text:style-name="P11"><text:s text:c="4"/>SS <text:s/>RS <text:s/>SR <text:s/>SR | SS <text:s/>RR | GG <text:s/>MM || </text:p>
      <text:p text:style-name="P11"><text:s text:c="4"/>RR <text:s/>GR <text:s/>RG <text:s/>RG | RR <text:s/>GG | MM <text:s/>PP || </text:p>
      <text:p text:style-name="P11"><text:s text:c="4"/>GGMG <text:s/>GMGM <text:s/>GGMM <text:s/>PPDD | MMPM <text:s/>MPMP | MMPP <text:s/>DDNN || </text:p>
      <text:p text:style-name="P11"><text:s text:c="4"/>PPDP <text:s/>PDPD <text:s/>PPDD <text:s/>NNṠṠ | ṠṠNṠ <text:s/>ṠNṠN | ṠṠNN <text:s/>DDPP || </text:p>
      <text:p text:style-name="P13"><text:s text:c="4"/>NNDNNDND <text:s/>NNDDPPMM <text:s/>DDPDDPDP <text:s/>DDPPMMGG |</text:p>
      <text:p text:style-name="P13"><text:s text:c="8"/>PPMPPMPM <text:s/>PPMMGGRR | MMGMMGMG <text:s/>MMGGRRSS || </text:p>
      <text:p text:style-name="P11"/>
      <text:p text:style-name="P11"/>
      <text:p text:style-name="P24"/>
      <text:p text:style-name="P17">## Jantai varisai 4 </text:p>
      <text:p text:style-name="P11"/>
      <text:p text:style-name="P18">Jantai varisai <text:span text:style-name="T19">4 - </text:span>1st speed </text:p>
      <text:p text:style-name="P11"><text:s text:c="4"/>SS <text:s/>RR <text:s/>GS <text:s/>RG | SS <text:s/>RR | GG <text:s/>MM || </text:p>
      <text:p text:style-name="P11"><text:s text:c="4"/>RR <text:s/>GG <text:s/>MR <text:s/>GM | RR <text:s/>GG | MM <text:s/>PP || </text:p>
      <text:p text:style-name="P11"><text:s text:c="4"/>GG <text:s/>MM <text:s/>PG <text:s/>MP | GG <text:s/>MM | PP <text:s/>DD || </text:p>
      <text:p text:style-name="P11"><text:s text:c="4"/>MM <text:s/>PP <text:s/>DM <text:s/>PD | MM <text:s/>PP | DD <text:s/>NN || </text:p>
      <text:p text:style-name="P11"><text:s text:c="4"/>PP <text:s/>DD <text:s/>NP <text:s/>DN | PP <text:s/>DD | NN <text:s/>ṠṠ || </text:p>
      <text:p text:style-name="P11"/>
      <text:p text:style-name="P11"><text:s text:c="4"/>ṠṠ <text:s/>NN <text:s/>DṠ <text:s/>ND | ṠṠ <text:s/>NN | DD <text:s/>PP || </text:p>
      <text:p text:style-name="P11"><text:s text:c="4"/>NN <text:s/>DD <text:s/>PN <text:s/>DP | NN <text:s/>DD | PP <text:s/>MM || </text:p>
      <text:p text:style-name="P11"><text:s text:c="4"/>DD <text:s/>PP <text:s/>MD <text:s/>PM | DD <text:s/>PP | MM <text:s/>GG || </text:p>
      <text:p text:style-name="P11"><text:s text:c="4"/>PP <text:s/>MM <text:s/>GP <text:s/>MG | PP <text:s/>MM | GG <text:s/>RR || </text:p>
      <text:p text:style-name="P11"><text:s text:c="4"/>MM <text:s/>GG <text:s/>RM <text:s/>GR | MM <text:s/>GG | RR <text:s/>SS || </text:p>
      <text:p text:style-name="P11"/>
      <text:p text:style-name="P18">Jantai varisai <text:span text:style-name="T19">4 - </text:span>2nd speed </text:p>
      <text:p text:style-name="P11"><text:s text:c="4"/>SSRR <text:s/>GSRG <text:s/>SSRR <text:s/>GGMM | RRGG <text:s/>MRGM | RRGG <text:s/>MMPP || </text:p>
      <text:p text:style-name="P11"><text:s text:c="4"/>GGMM <text:s/>PGMP <text:s/>GGMM <text:s/>PPDD | MMPP <text:s/>DMPD | MMPP <text:s/>DDNN || </text:p>
      <text:p text:style-name="P11"><text:s text:c="4"/>PPDD <text:s/>NPDN <text:s/>PPDD <text:s/>NNṠṠ | ṠṠNN <text:s/>DṠND | ṠṠNN <text:s/>DDPP || </text:p>
      <text:p text:style-name="P11"><text:s text:c="4"/>NNDD <text:s/>PNDP <text:s/>NNDD <text:s/>PPMM | DDPP <text:s/>MDPM | DDPP <text:s/>MMGG || </text:p>
      <text:p text:style-name="P11"><text:s text:c="4"/>PPMM <text:s/>GPMG <text:s/>PPMM <text:s/>GGRR | MMGG <text:s/>RMGR | MMGG <text:s/>RRSS || </text:p>
      <text:p text:style-name="P11"/>
      <text:p text:style-name="P15"><text:soft-page-break/><text:span text:style-name="T10">Jantai varisai </text:span><text:span text:style-name="T11">4 - </text:span><text:span text:style-name="T10">3rd speed (twice)</text:span> </text:p>
      <text:p text:style-name="P13"><text:s text:c="4"/>SSRRGSRG <text:s/>SSRRGGMM <text:s/>RRGGMRGM <text:s/>RRGGMMPP |</text:p>
      <text:p text:style-name="P13"><text:s text:c="8"/>GGMMPGMP <text:s/>GGMMPPDD | MMPPDMPD <text:s/>MMPPDDNN || </text:p>
      <text:p text:style-name="P13"><text:s text:c="4"/>PPDDNPDN <text:s/>PPDDNNṠṠ <text:s/>ṠṠNNDṠND <text:s/>ṠṠNNDDPP |</text:p>
      <text:p text:style-name="P13"><text:s text:c="8"/>NNDDPNDP <text:s/>NNDDPPMM | DDPPMDPM <text:s/>DDPPMMGG || </text:p>
      <text:p text:style-name="P13"><text:s text:c="4"/>PPMMGPMG <text:s/>PPMMGGRR <text:s/>MMGGRMGR <text:s/>MMGGRRSS |</text:p>
      <text:p text:style-name="P13"><text:s text:c="8"/>SSRRGSRG <text:s/>SSRRGGMM | RRGGMRGM <text:s/>RRGGMMPP || </text:p>
      <text:p text:style-name="P13"><text:s text:c="4"/>GGMMPGMP <text:s/>GGMMPPDD <text:s/>MMPPDMPD <text:s/>MMPPDDNN |</text:p>
      <text:p text:style-name="P13"><text:s text:c="8"/>PPDDNPDN <text:s/>PPDDNNṠṠ | ṠṠNNDṠND <text:s/>ṠṠNNDDPP || </text:p>
      <text:p text:style-name="P13"><text:s text:c="4"/>NNDDPNDP <text:s/>NNDDPPMM <text:s/>DDPPMDPM <text:s/>DDPPMMGG |</text:p>
      <text:p text:style-name="P13"><text:s text:c="8"/>PPMMGPMG <text:s/>PPMMGGRR | MMGGRMGR <text:s/>MMGGRRSS || </text:p>
      <text:p text:style-name="P11"/>
      <text:p text:style-name="P24"/>
      <text:p text:style-name="P17">## Jantai varisai 5 </text:p>
      <text:p text:style-name="P11"/>
      <text:p text:style-name="P15"><text:span text:style-name="T10">Jantai varisai </text:span><text:span text:style-name="T11">5 - </text:span><text:span text:style-name="T10">1st speed (sing once)</text:span> </text:p>
      <text:p text:style-name="P13"><text:s text:c="4"/>SS <text:s/>RR <text:s/>GG <text:s/>RR | SS <text:s/>RR | GG <text:s/>MM ||</text:p>
      <text:p text:style-name="P13"><text:s text:c="4"/>RR <text:s/>GG <text:s/>MM <text:s/>GG | RR <text:s/>GG | MM <text:s/>PP || </text:p>
      <text:p text:style-name="P13"><text:s text:c="4"/>GG <text:s/>MM <text:s/>PP <text:s/>MM | GG <text:s/>MM | PP <text:s/>DD ||</text:p>
      <text:p text:style-name="P13"><text:s text:c="4"/>MM <text:s/>PP <text:s/>DD <text:s/>PP | MM <text:s/>PP | DD <text:s/>NN || </text:p>
      <text:p text:style-name="P13"><text:s text:c="4"/>PP <text:s/>DD <text:s/>NN <text:s/>DD | PP <text:s/>DD | NN <text:s/>ṠṠ ||</text:p>
      <text:p text:style-name="P13"><text:s text:c="4"/>ṠṠ <text:s/>NN <text:s/>DD <text:s/>NN | SS <text:s/>NN | DD <text:s/>PP || </text:p>
      <text:p text:style-name="P13"><text:s text:c="4"/>NN <text:s/>DD <text:s/>PP <text:s/>DD | NN <text:s/>DD | PP <text:s/>MM ||</text:p>
      <text:p text:style-name="P13"><text:s text:c="4"/>DD <text:s/>PP <text:s/>MM <text:s/>PP | DD <text:s/>PP | MM <text:s/>GG || </text:p>
      <text:p text:style-name="P13"><text:s text:c="4"/>PP <text:s/>MM <text:s/>GG <text:s/>MM | PP <text:s/>MM | GG <text:s/>RR ||</text:p>
      <text:p text:style-name="P13"><text:s text:c="4"/>MM <text:s/>GG <text:s/>RR <text:s/>GG | MM <text:s/>GG | RR <text:s/>SS || </text:p>
      <text:p text:style-name="P11"/>
      <text:p text:style-name="P18">Jantai varisai <text:span text:style-name="T19">5 - </text:span>2nd speed (sing once) </text:p>
      <text:p text:style-name="P11"/>
      <text:p text:style-name="P11"><text:s text:c="4"/>SSRR <text:s/>GGRR <text:s/>SSRR <text:s/>GGMM | RRGG <text:s/>MMGG | RRGG <text:s/>MMPP || </text:p>
      <text:p text:style-name="P11"><text:s text:c="4"/>GGMM <text:s/>PPMM <text:s/>GGMM <text:s/>PPDD | MMPP <text:s/>DDPP | MMPP <text:s/>DDNN || </text:p>
      <text:p text:style-name="P11"><text:s text:c="4"/>PPDD <text:s/>NNDD <text:s/>PPDD <text:s/>NNṠṠ | ṠṠNN <text:s/>DDNN | ṠṠNN <text:s/>DDPP || </text:p>
      <text:p text:style-name="P11"><text:s text:c="4"/>NNDD <text:s/>PPDD <text:s/>NNDD <text:s/>PPMM | DDPP <text:s/>MMPP | DDPP <text:s/>MMGG || </text:p>
      <text:p text:style-name="P11"><text:s text:c="4"/>PPMM <text:s/>GGMM <text:s/>PPMM <text:s/>GGRR | MMGG <text:s/>RRGG | MMGG <text:s/>RRSS || </text:p>
      <text:p text:style-name="P11"/>
      <text:p text:style-name="P18"><text:soft-page-break/>Jantai varisai <text:span text:style-name="T19">5 - </text:span>3rd speed (sing twice) </text:p>
      <text:p text:style-name="P13"><text:s text:c="4"/>SSRRGGRR <text:s/>SSRRGGMM <text:s/>RRGGMMGG <text:s/>RRGGMMPP |</text:p>
      <text:p text:style-name="P13"><text:s text:c="8"/>GGMMPPMM <text:s/>GGMMPPDD | MMPPDDPP <text:s/>MMPPDDNN || </text:p>
      <text:p text:style-name="P13"><text:s text:c="4"/>PPDDNNDD <text:s/>PPDDNNṠṠ <text:s/>ṠṠNNDDNN <text:s/>ṠṠNNDDPP |</text:p>
      <text:p text:style-name="P13"><text:s text:c="8"/>NNDDPPDD <text:s/>NNDDPPMM | DDPPMMPP <text:s/>DDPPMMGG || </text:p>
      <text:p text:style-name="P13"><text:s text:c="4"/>PPMMGGMM <text:s/>PPMMGGRR <text:s/>MMGGRRGG <text:s/>MMGGRRSS |</text:p>
      <text:p text:style-name="P13"><text:s text:c="8"/>SSRRGGRR <text:s/>SSRRGGMM | RRGGMMGG <text:s/>RRGGMMPP || </text:p>
      <text:p text:style-name="P13"><text:s text:c="4"/>GGMMPPMM <text:s/>GGMMPPDD <text:s/>MMPPDDPP <text:s/>MMPPDDNN |</text:p>
      <text:p text:style-name="P13"><text:s text:c="8"/>PPDDNNDD <text:s/>PPDDNNṠṠ | ṠṠNNDDNN <text:s/>ṠṠNNDDPP || </text:p>
      <text:p text:style-name="P13"><text:s text:c="4"/>NNDDPPDD <text:s/>NNDDPPMM <text:s/>DDPPMMPP <text:s/>DDPPMMGG |</text:p>
      <text:p text:style-name="P13"><text:s text:c="8"/>PPMMGGMM <text:s/>PPMMGGRR | MMGGRRGG <text:s/>MMGGRRSS || </text:p>
      <text:p text:style-name="P11"/>
      <text:p text:style-name="P24"/>
      <text:p text:style-name="P17">## Jantai varisai 6 </text:p>
      <text:p text:style-name="P11"/>
      <text:p text:style-name="P18">Jantai varisai <text:span text:style-name="T19">6 - </text:span>1st speed </text:p>
      <text:p text:style-name="P11"><text:s text:c="4"/>SS <text:s/>,R <text:s/>R, <text:s/>GG | SS <text:s/>RR | GG <text:s/>MM || </text:p>
      <text:p text:style-name="P11"><text:s text:c="4"/>RR <text:s/>,G <text:s/>G, <text:s/>MM | RR <text:s/>GG | MM <text:s/>PP || </text:p>
      <text:p text:style-name="P11"><text:s text:c="4"/>GG <text:s/>,M <text:s/>M, <text:s/>PP | GG <text:s/>MM | PP <text:s/>DD || </text:p>
      <text:p text:style-name="P11"><text:s text:c="4"/>MM <text:s/>,P <text:s/>P, <text:s/>DD | MM <text:s/>PP | DD <text:s/>NN || </text:p>
      <text:p text:style-name="P11"><text:s text:c="4"/>PP <text:s/>,D <text:s/>D, <text:s/>NN | PP <text:s/>DD | NN <text:s/>ṠṠ || </text:p>
      <text:p text:style-name="P11"/>
      <text:p text:style-name="P11"><text:s text:c="4"/>ṠṠ <text:s/>,N <text:s/>N, <text:s/>DD | ṠṠ <text:s/>NN | DD <text:s/>PP || </text:p>
      <text:p text:style-name="P11"><text:s text:c="4"/>NN <text:s/>,D <text:s/>D, <text:s/>PP | NN <text:s/>DD | PP <text:s/>MM || </text:p>
      <text:p text:style-name="P11"><text:s text:c="4"/>DD <text:s/>,P <text:s/>P, <text:s/>MM | DD <text:s/>PP | MM <text:s/>GG || </text:p>
      <text:p text:style-name="P11"><text:s text:c="4"/>PP <text:s/>,M <text:s/>M, <text:s/>GG | PP <text:s/>MM | GG <text:s/>RR || </text:p>
      <text:p text:style-name="P11"><text:s text:c="4"/>MM <text:s/>,G <text:s/>G, <text:s/>RR | MM <text:s/>GG | RR <text:s/>SS || </text:p>
      <text:p text:style-name="P11"/>
      <text:p text:style-name="P18">Jantai varisai <text:span text:style-name="T19">6 - </text:span>2nd speed </text:p>
      <text:p text:style-name="P11"><text:s text:c="4"/>SS,R <text:s/>R,GG <text:s/>SSRR <text:s/>GGMM | RR,G <text:s/>G,MM | RRGG <text:s/>MMPP || </text:p>
      <text:p text:style-name="P11"><text:s text:c="4"/>GG,M <text:s/>M,PP <text:s/>GGMM <text:s/>PPDD | MM,P <text:s/>P,DD | MMPP <text:s/>DDNN || </text:p>
      <text:p text:style-name="P11"><text:s text:c="4"/>PP,D <text:s/>D,NN <text:s/>PPDD <text:s/>NNṠṠ | ṠṠ,N <text:s/>N,DD | ṠṠNN <text:s/>DDPP || </text:p>
      <text:p text:style-name="P11"><text:s text:c="4"/>NN,D <text:s/>D,PP <text:s/>NNDD <text:s/>PPMM | DD,P <text:s/>P,MM | DDPP <text:s/>MMGG || </text:p>
      <text:p text:style-name="P11"><text:s text:c="4"/>PP,M <text:s/>M,GG <text:s/>PPMM <text:s/>GGRR | MM,G <text:s/>G,RR | MMGG <text:s/>RRSS || </text:p>
      <text:p text:style-name="P11"/>
      <text:p text:style-name="P18"><text:soft-page-break/>Jantai varisai <text:span text:style-name="T19">6 - </text:span>3rd speed </text:p>
      <text:p text:style-name="P13"><text:s text:c="4"/>SS,RR,GG <text:s/>SSRRGGMM <text:s/>RR,GG,MM <text:s/>RRGGMMPP |</text:p>
      <text:p text:style-name="P13"><text:s text:c="8"/>GG,MM,PP <text:s/>GGMMPPDD | MM,PP,DD <text:s/>MMPPDDNN || </text:p>
      <text:p text:style-name="P13"><text:s text:c="4"/>PP,DD,NN <text:s/>PPDDNNṠṠ <text:s/>ṠṠ,NN,DD <text:s/>ṠṠNNDDPP |</text:p>
      <text:p text:style-name="P13"><text:s text:c="8"/>NN,DD,PP <text:s/>NNDDPPMM | DD,PP,MM <text:s/>DDPPMMGG || </text:p>
      <text:p text:style-name="P13"><text:s text:c="4"/>PP,MM,GG <text:s/>PPMMGGRR <text:s/>MM,GG,RR <text:s/>MMGGRRSS |</text:p>
      <text:p text:style-name="P13"><text:s text:c="8"/>SS,RR,GG <text:s/>SSRRGGMM | RR,GG,MM <text:s/>RRGGMMPP || </text:p>
      <text:p text:style-name="P13"><text:s text:c="4"/>GG,MM,PP <text:s/>GGMMPPDD <text:s/>MM,PP,DD <text:s/>MMPPDDNN |</text:p>
      <text:p text:style-name="P13"><text:s text:c="8"/>PP,DD,NN <text:s/>PPDDNNṠṠ | ṠṠ,NN,DD <text:s/>ṠṠNNDDPP || </text:p>
      <text:p text:style-name="P13"><text:s text:c="4"/>NN,DD,PP <text:s/>NNDDPPMM <text:s/>DD,PP,MM <text:s/>DDPPMMGG |</text:p>
      <text:p text:style-name="P13"><text:s text:c="8"/>PP,MM,GG <text:s/>PPMMGGRR | MM,GG,RR <text:s/>MMGGRRSS || </text:p>
      <text:p text:style-name="P11"/>
      <text:p text:style-name="P24"/>
      <text:p text:style-name="P17">## Jantai varisai 7 </text:p>
      <text:p text:style-name="P11"/>
      <text:p text:style-name="P18">Jantai varisai <text:span text:style-name="T19">7 - </text:span>1st speed </text:p>
      <text:p text:style-name="P11"><text:s text:c="4"/>S, <text:s/>SR <text:s/>,R <text:s/>GG | SS <text:s/>RR | GG <text:s/>MM || </text:p>
      <text:p text:style-name="P11"><text:s text:c="4"/>R, <text:s/>RG <text:s/>,G <text:s/>MM | RR <text:s/>GG | MM <text:s/>PP || </text:p>
      <text:p text:style-name="P11"><text:s text:c="4"/>G, <text:s/>GM <text:s/>,M <text:s/>PP | GG <text:s/>MM | PP <text:s/>DD || </text:p>
      <text:p text:style-name="P11"><text:s text:c="4"/>M, <text:s/>MP <text:s/>,P <text:s/>DD | MM <text:s/>PP | DD <text:s/>NN || </text:p>
      <text:p text:style-name="P11"><text:s text:c="4"/>P, <text:s/>PD <text:s/>,D <text:s/>NN | PP <text:s/>DD | NN <text:s/>ṠṠ || </text:p>
      <text:p text:style-name="P11"/>
      <text:p text:style-name="P11"><text:s text:c="4"/>Ṡ, <text:s/>ṠN <text:s/>,N <text:s/>DD | ṠṠ <text:s/>NN | DD <text:s/>PP || </text:p>
      <text:p text:style-name="P11"><text:s text:c="4"/>N, <text:s/>ND <text:s/>,D <text:s/>PP | NN <text:s/>DD | PP <text:s/>MM || </text:p>
      <text:p text:style-name="P11"><text:s text:c="4"/>D, <text:s/>DP <text:s/>,P <text:s/>MM | DD <text:s/>PP | MM <text:s/>GG || </text:p>
      <text:p text:style-name="P11"><text:s text:c="4"/>P, <text:s/>PM <text:s/>,M <text:s/>GG | PP <text:s/>MM | GG <text:s/>RR || </text:p>
      <text:p text:style-name="P11"><text:s text:c="4"/>M, <text:s/>MG <text:s/>,G <text:s/>RR | MM <text:s/>GG | RR <text:s/>SS || </text:p>
      <text:p text:style-name="P11"/>
      <text:p text:style-name="P18">Jantai varisai <text:span text:style-name="T19">7 - </text:span>2nd speed </text:p>
      <text:p text:style-name="P11"><text:s text:c="4"/>S,SR <text:s/>,RGG <text:s/>SSRR <text:s/>GGMM | R,RG <text:s/>,GMM | RRGG <text:s/>MMPP || </text:p>
      <text:p text:style-name="P11"><text:s text:c="4"/>G,GM <text:s/>,MPP <text:s/>GGMM <text:s/>PPDD | M,MP <text:s/>,PDD | MMPP <text:s/>DDNN || </text:p>
      <text:p text:style-name="P11"><text:s text:c="4"/>P,PD <text:s/>,DNN <text:s/>PPDD <text:s/>NNṠṠ | Ṡ,ṠN <text:s/>,NDD | ṠṠNN <text:s/>DDPP || </text:p>
      <text:p text:style-name="P11"><text:s text:c="4"/>N,ND <text:s/>,DPP <text:s/>NNDD <text:s/>PPMM | D,DP <text:s/>,PMM | DDPP <text:s/>MMGG || </text:p>
      <text:p text:style-name="P11"><text:s text:c="4"/>P,PM <text:s/>,MGG <text:s/>PPMM <text:s/>GGRR | M,MG <text:s/>,GRR | MMGG <text:s/>RRSS || </text:p>
      <text:p text:style-name="P11"/>
      <text:p text:style-name="P18"><text:soft-page-break/>Jantai varisai <text:span text:style-name="T19">7 - </text:span>3rd speed </text:p>
      <text:p text:style-name="P11"><text:s text:c="4"/>S,SR,RGG <text:s/>SSRRGGMM <text:s/>R,RG,GMM <text:s/>RRGGMMPP | G,GM,MPP <text:s/>GGMMPPDD | M,MP,PDD <text:s/>MMPPDDNN || </text:p>
      <text:p text:style-name="P11"><text:s text:c="4"/>P,PD,DNN <text:s/>PPDDNNṠṠ <text:s/>Ṡ,ṠN,NDD <text:s/>ṠṠNNDDPP | N,ND,DPP <text:s/>NNDDPPMM | D,DP,PMM <text:s/>DDPPMMGG || </text:p>
      <text:p text:style-name="P11"><text:s text:c="4"/>P,PM,MGG <text:s/>PPMMGGRR <text:s/>M,MG,GRR <text:s/>MMGGRRSS | S,SR,RGG <text:s/>SSRRGGMM | R,RG,GMM <text:s/>RRGGMMPP || </text:p>
      <text:p text:style-name="P11"><text:s text:c="4"/>G,GM,MPP <text:s/>GGMMPPDD <text:s/>M,MP,PDD <text:s/>MMPPDDNN | P,PD,DNN <text:s/>PPDDNNṠṠ | Ṡ,ṠN,NDD <text:s/>ṠṠNNDDPP || </text:p>
      <text:p text:style-name="P11"><text:s text:c="4"/>N,ND,DPP <text:s/>NNDDPPMM <text:s/>D,DP,PMM <text:s/>DDPPMMGG | P,PM,MGG <text:s/>PPMMGGRR | M,MG,GRR <text:s/>MMGGRRSS || </text:p>
      <text:p text:style-name="P11"/>
      <text:p text:style-name="P11"/>
      <text:p text:style-name="P24"/>
      <text:p text:style-name="P11"><text:span text:style-name="T10">## Jantai varisai 8</text:span> </text:p>
      <text:p text:style-name="P11"/>
      <text:p text:style-name="P18">Jantai varisai <text:span text:style-name="T19">8 - </text:span>1st speed </text:p>
      <text:p text:style-name="P11"><text:s text:c="4"/>SS <text:s/>SR <text:s/>RR <text:s/>GG | SS <text:s/>RR | GG <text:s/>MM || </text:p>
      <text:p text:style-name="P11"><text:s text:c="4"/>RR <text:s/>RG <text:s/>GG <text:s/>MM | RR <text:s/>GG | MM <text:s/>PP || </text:p>
      <text:p text:style-name="P11"><text:s text:c="4"/>GG <text:s/>GM <text:s/>MM <text:s/>PP | GG <text:s/>MM | PP <text:s/>DD || </text:p>
      <text:p text:style-name="P11"><text:s text:c="4"/>MM <text:s/>MP <text:s/>PP <text:s/>DD | MM <text:s/>PP | DD <text:s/>NN || </text:p>
      <text:p text:style-name="P11"><text:s text:c="4"/>PP <text:s/>PD <text:s/>DD <text:s/>NN | PP <text:s/>DD | NN <text:s/>ṠṠ || </text:p>
      <text:p text:style-name="P11"/>
      <text:p text:style-name="P11"><text:s text:c="4"/>ṠṠ <text:s/>ṠN <text:s/>NN <text:s/>DD | ṠṠ <text:s/>NN | DD <text:s/>PP || </text:p>
      <text:p text:style-name="P11"><text:s text:c="4"/>NN <text:s/>ND <text:s/>DD <text:s/>PP | NN <text:s/>DD | PP <text:s/>MM || </text:p>
      <text:p text:style-name="P11"><text:s text:c="4"/>DD <text:s/>DP <text:s/>PP <text:s/>MM | DD <text:s/>PP | MM <text:s/>GG || </text:p>
      <text:p text:style-name="P11"><text:s text:c="4"/>PP <text:s/>PM <text:s/>MM <text:s/>GG | PP <text:s/>MM | GG <text:s/>RR || </text:p>
      <text:p text:style-name="P11"><text:s text:c="4"/>MM <text:s/>MG <text:s/>GG <text:s/>RR | MM <text:s/>GG | RR <text:s/>SS || </text:p>
      <text:p text:style-name="P11"/>
      <text:p text:style-name="P18">Jantai varisai <text:span text:style-name="T19">8 - </text:span>2nd speed </text:p>
      <text:p text:style-name="P11"><text:s text:c="4"/>SSSR <text:s/>RRGG <text:s/>SSRR <text:s/>GGMM | RRRG <text:s/>GGMM | RRGG <text:s/>MMPP || </text:p>
      <text:p text:style-name="P11"><text:s text:c="4"/>GGGM <text:s/>MMPP <text:s/>GGMM <text:s/>PPDD | MMMP <text:s/>PPDD | MMPP <text:s/>DDNN || </text:p>
      <text:p text:style-name="P11"><text:s text:c="4"/>PPPD <text:s/>DDNN <text:s/>PPDD <text:s/>NNṠṠ | ṠṠṠN <text:s/>NNDD | ṠṠNN <text:s/>DDPP || </text:p>
      <text:p text:style-name="P11"><text:s text:c="4"/>NNND <text:s/>DDPP <text:s/>NNDD <text:s/>PPMM | DDDP <text:s/>PPMM | DDPP <text:s/>MMGG || </text:p>
      <text:p text:style-name="P11"><text:s text:c="4"/>PPPM <text:s/>MMGG <text:s/>PPMM <text:s/>GGRR | MMMG <text:s/>GGRR | MMGG <text:s/>RRSS || </text:p>
      <text:p text:style-name="P11"/>
      <text:p text:style-name="P18"><text:soft-page-break/>Jantai varisai <text:span text:style-name="T19">8 - </text:span>3rd speed </text:p>
      <text:p text:style-name="P13"><text:s text:c="4"/>SSSRRRGG <text:s/>SSRRGGMM <text:s/>RRRGGGMM <text:s/>RRGGMMPP |</text:p>
      <text:p text:style-name="P13"><text:s text:c="8"/>GGGMMMPP <text:s/>GGMMPPDD | MMMPPPDD <text:s/>MMPPDDNN || </text:p>
      <text:p text:style-name="P13"><text:s text:c="4"/>PPPDDDNN <text:s/>PPDDNNṠṠ <text:s/>ṠṠṠNNNDD <text:s/>ṠṠNNDDPP |</text:p>
      <text:p text:style-name="P13"><text:s text:c="8"/>NNNDDDPP <text:s/>NNDDPPMM | DDDPPPMM <text:s/>DDPPMMGG || </text:p>
      <text:p text:style-name="P13"><text:s text:c="4"/>PPPMMMGG <text:s/>PPMMGGRR <text:s/>MMMGGGRR <text:s/>MMGGRRSS |</text:p>
      <text:p text:style-name="P13"><text:s text:c="8"/>SSSRRRGG <text:s/>SSRRGGMM | RRRGGGMM <text:s/>RRGGMMPP || </text:p>
      <text:p text:style-name="P13"><text:s text:c="4"/>GGGMMMPP <text:s/>GGMMPPDD <text:s/>MMMPPPDD <text:s/>MMPPDDNN |</text:p>
      <text:p text:style-name="P13"><text:s text:c="8"/>PPPDDDNN <text:s/>PPDDNNṠṠ | ṠṠṠNNNDD <text:s/>ṠṠNNDDPP || </text:p>
      <text:p text:style-name="P13"><text:s text:c="4"/>NNNDDDPP <text:s/>NNDDPPMM <text:s/>DDDPPPMM <text:s/>DDPPMMGG |</text:p>
      <text:p text:style-name="P13"><text:s text:c="8"/>PPPMMMGG <text:s/>PPMMGGRR | MMMGGGRR <text:s/>MMGGRRSS || </text:p>
      <text:p text:style-name="P11"/>
      <text:p text:style-name="P24"/>
      <text:p text:style-name="P17">## Jantai varisai 9 </text:p>
      <text:p text:style-name="P11"/>
      <text:p text:style-name="P22"><text:span text:style-name="T16">Jantai varisai </text:span><text:span text:style-name="T17">9 - </text:span><text:span text:style-name="T16">1st speed </text:span></text:p>
      <text:p text:style-name="P11"><text:s text:c="4"/>SS <text:s/>MM <text:s/>GG <text:s/>RR | SS <text:s/>RR | GG <text:s/>MM || </text:p>
      <text:p text:style-name="P11"><text:s text:c="4"/>RR <text:s/>PP <text:s/>MM <text:s/>GG | RR <text:s/>GG | MM <text:s/>PP || </text:p>
      <text:p text:style-name="P11"><text:s text:c="4"/>GG <text:s/>DD <text:s/>PP <text:s/>MM | GG <text:s/>MM | PP <text:s/>DD || </text:p>
      <text:p text:style-name="P11"><text:s text:c="4"/>MM <text:s/>NN <text:s/>DD <text:s/>PP | MM <text:s/>PP | DD <text:s/>NN || </text:p>
      <text:p text:style-name="P14"><text:s text:c="4"/>PP <text:s/>ṠṠ <text:s/>NN <text:s/>DD | PP <text:s/>DD | NN <text:s/>ṠṠ || </text:p>
      <text:p text:style-name="P11"/>
      <text:p text:style-name="P21"><text:span text:style-name="T13"><text:s text:c="4"/>ṠṠ <text:s/></text:span><text:span text:style-name="T14">N</text:span><text:span text:style-name="T13">N <text:s/></text:span><text:span text:style-name="T14">DD</text:span><text:span text:style-name="T13"> <text:s/></text:span><text:span text:style-name="T14">PP</text:span><text:span text:style-name="T13"> | </text:span><text:span text:style-name="T14">DD</text:span><text:span text:style-name="T13"> <text:s/>NN | ṠṠ <text:s/>PP || </text:span></text:p>
      <text:p text:style-name="P20"><text:span text:style-name="T13"><text:s text:c="4"/>NN <text:s/></text:span><text:span text:style-name="T14">DD</text:span><text:span text:style-name="T13"> <text:s/></text:span><text:span text:style-name="T14">PP</text:span><text:span text:style-name="T13"> <text:s/></text:span><text:span text:style-name="T14">MM</text:span><text:span text:style-name="T13"> | </text:span><text:span text:style-name="T14">PP</text:span><text:span text:style-name="T13"> <text:s/>DD | </text:span><text:span text:style-name="T14">NN</text:span><text:span text:style-name="T13"> <text:s/>MM || </text:span></text:p>
      <text:p text:style-name="P20"><text:span text:style-name="T13"><text:s text:c="4"/>DD <text:s/></text:span><text:span text:style-name="T14">PP</text:span><text:span text:style-name="T13"> <text:s/></text:span><text:span text:style-name="T14">MM</text:span><text:span text:style-name="T13"> <text:s/></text:span><text:span text:style-name="T14">GG</text:span><text:span text:style-name="T13"> | </text:span><text:span text:style-name="T14">MM</text:span><text:span text:style-name="T13"> <text:s/>PP | </text:span><text:span text:style-name="T14">DD</text:span><text:span text:style-name="T13"> <text:s/>GG || </text:span></text:p>
      <text:p text:style-name="P20"><text:span text:style-name="T13"><text:s text:c="4"/>PP <text:s/></text:span><text:span text:style-name="T14">MM</text:span><text:span text:style-name="T13"> <text:s/></text:span><text:span text:style-name="T14">GG</text:span><text:span text:style-name="T13"> <text:s/></text:span><text:span text:style-name="T14">RR</text:span><text:span text:style-name="T13"> | </text:span><text:span text:style-name="T14">GG</text:span><text:span text:style-name="T13"> <text:s/>MM | </text:span><text:span text:style-name="T14">PP</text:span><text:span text:style-name="T13"> <text:s/>RR || </text:span></text:p>
      <text:p text:style-name="P20"><text:span text:style-name="T13"><text:s text:c="4"/>MM <text:s/></text:span><text:span text:style-name="T14">GG</text:span><text:span text:style-name="T13"> <text:s/></text:span><text:span text:style-name="T14">RR</text:span><text:span text:style-name="T13"> <text:s/></text:span><text:span text:style-name="T14">SS</text:span><text:span text:style-name="T13"> | </text:span><text:span text:style-name="T14">RR</text:span><text:span text:style-name="T13"> <text:s/>GG | </text:span><text:span text:style-name="T14">MM</text:span><text:span text:style-name="T13"> <text:s/>SS || </text:span></text:p>
      <text:p text:style-name="P11"/>
      <text:p text:style-name="P18"><text:span text:style-name="T12">Jantai varisai </text:span><text:span text:style-name="T19">9 - </text:span><text:span text:style-name="T12">2nd</text:span> speed </text:p>
      <text:p text:style-name="P14"><text:s text:c="4"/>SSMM <text:s/>GGRR <text:s/>SSRR <text:s/>GGMM | RRPP <text:s/>MMGG | RRGG <text:s/>MMPP || </text:p>
      <text:p text:style-name="P14"><text:s text:c="4"/>GGDD <text:s/>PPMM <text:s/>GGMM <text:s/>PPDD | MMNN <text:s/>DDPP | MMPP <text:s/>DDNN || </text:p>
      <text:p text:style-name="P14"><text:s text:c="4"/>PPṠṠ <text:s/>NNDD <text:s/>PPDD <text:s/>NNṠṠ | ṠṠ<text:span text:style-name="T12">N</text:span>N <text:s/><text:span text:style-name="T12">DDPP</text:span> | <text:span text:style-name="T12">DD</text:span>NN <text:s/>ṠṠPP || </text:p>
      <text:p text:style-name="P21"><text:span text:style-name="T13"><text:s text:c="4"/>NN</text:span><text:span text:style-name="T14">DD</text:span><text:span text:style-name="T13"> <text:s/></text:span><text:span text:style-name="T14">PPMM</text:span><text:span text:style-name="T13"> <text:s/></text:span><text:span text:style-name="T14">PP</text:span><text:span text:style-name="T13">DD <text:s/></text:span><text:span text:style-name="T14">NN</text:span><text:span text:style-name="T13">MM | DD</text:span><text:span text:style-name="T14">PP</text:span><text:span text:style-name="T13"> <text:s/></text:span><text:span text:style-name="T14">MMGG</text:span><text:span text:style-name="T13"> | </text:span><text:span text:style-name="T14">MM</text:span><text:span text:style-name="T13">PP <text:s/></text:span><text:span text:style-name="T14">DD</text:span><text:span text:style-name="T13">GG || </text:span></text:p>
      <text:p text:style-name="P21"><text:span text:style-name="T13"><text:s text:c="4"/>PP</text:span><text:span text:style-name="T14">MM</text:span><text:span text:style-name="T13"> <text:s/></text:span><text:span text:style-name="T14">GGRR</text:span><text:span text:style-name="T13"> <text:s/></text:span><text:span text:style-name="T14">GG</text:span><text:span text:style-name="T13">MM <text:s/></text:span><text:span text:style-name="T14">PP</text:span><text:span text:style-name="T13">RR | MM</text:span><text:span text:style-name="T14">GG</text:span><text:span text:style-name="T13"> <text:s/></text:span><text:span text:style-name="T14">RRSS</text:span><text:span text:style-name="T13"> | </text:span><text:span text:style-name="T14">RR</text:span><text:span text:style-name="T13">GG <text:s/></text:span><text:span text:style-name="T14">MM</text:span><text:span text:style-name="T13">SS || </text:span></text:p>
      <text:p text:style-name="P14"/>
      <text:p text:style-name="P14"><text:soft-page-break/></text:p>
      <text:p text:style-name="P18"><text:span text:style-name="T12">Jantai varisai </text:span><text:span text:style-name="T19">9 - </text:span><text:span text:style-name="T12">3rd</text:span> speed </text:p>
      <text:p text:style-name="P14"><text:s text:c="4"/>SSMMGGRR <text:s/>SSRRGGMM <text:s/>RRPPMMGG <text:s/>RRGGMMPP | </text:p>
      <text:p text:style-name="P14"><text:s text:c="8"/>GGDDPPMM <text:s/>GGMMPPDD | MMNNDDPP <text:s/>MMPPDDNN || </text:p>
      <text:p text:style-name="P14"><text:s text:c="4"/>PPṠṠNNDD <text:s/>PPDDNNṠṠ | ṠṠ<text:span text:style-name="T12">N</text:span>N<text:span text:style-name="T12">DDPP</text:span> <text:s/><text:span text:style-name="T12">DD</text:span>NNṠṠPP | </text:p>
      <text:p text:style-name="P21"><text:span text:style-name="T13"><text:s text:c="8"/>NN</text:span><text:span text:style-name="T14">DDPPMM</text:span><text:span text:style-name="T13"> <text:s/></text:span><text:span text:style-name="T14">PP</text:span><text:span text:style-name="T13">DD</text:span><text:span text:style-name="T14">NN</text:span><text:span text:style-name="T13">MM DD</text:span><text:span text:style-name="T14">PPMMGG</text:span><text:span text:style-name="T13"> <text:s/></text:span><text:span text:style-name="T14">MM</text:span><text:span text:style-name="T13">PP</text:span><text:span text:style-name="T14">DD</text:span><text:span text:style-name="T13">GG | </text:span><text:span text:style-name="T15">|</text:span></text:p>
      <text:p text:style-name="P21"><text:span text:style-name="T13"><text:s text:c="4"/>PP</text:span><text:span text:style-name="T14">MMGGRR</text:span><text:span text:style-name="T13"> <text:s/></text:span><text:span text:style-name="T14">GG</text:span><text:span text:style-name="T13">MM</text:span><text:span text:style-name="T14">PP</text:span><text:span text:style-name="T13">RR </text:span><text:span text:style-name="T14">|</text:span><text:span text:style-name="T13"> MM</text:span><text:span text:style-name="T14">GGRRSS</text:span><text:span text:style-name="T13"> <text:s/></text:span><text:span text:style-name="T14">RR</text:span><text:span text:style-name="T13">GG</text:span><text:span text:style-name="T14">MM</text:span><text:span text:style-name="T13">SS |</text:span></text:p>
      <text:p text:style-name="P14"><text:s text:c="7"/>SSMMGGRR <text:s/>SSRRGGMM RRPPMMGG <text:s/>RRGGMMPP | <text:span text:style-name="T18">|</text:span></text:p>
      <text:p text:style-name="P14"><text:s text:c="4"/>GGDDPPMM <text:s/>GGMMPPDD | MMNNDDPP <text:s/>MMPPDDNN |</text:p>
      <text:p text:style-name="P14"><text:s text:c="8"/>PPṠṠNNDD <text:s/>PPDDNNṠṠ ṠṠ<text:span text:style-name="T12">N</text:span>N<text:span text:style-name="T12">DDPP</text:span> <text:s/><text:span text:style-name="T12">DD</text:span>NNṠṠPP | <text:span text:style-name="T18">|</text:span></text:p>
      <text:p text:style-name="P21"><text:span text:style-name="T13"><text:s text:c="4"/>NN</text:span><text:span text:style-name="T14">DDPPMM</text:span><text:span text:style-name="T13"> <text:s/></text:span><text:span text:style-name="T14">PP</text:span><text:span text:style-name="T13">DD</text:span><text:span text:style-name="T14">NN</text:span><text:span text:style-name="T13">MM </text:span><text:span text:style-name="T14">|</text:span><text:span text:style-name="T13"> DD</text:span><text:span text:style-name="T14">PPMMGG</text:span><text:span text:style-name="T13"> <text:s/></text:span><text:span text:style-name="T14">MM</text:span><text:span text:style-name="T13">PP</text:span><text:span text:style-name="T14">DD</text:span><text:span text:style-name="T13">GG || </text:span></text:p>
      <text:p text:style-name="P14"><text:s text:c="8"/>PP<text:span text:style-name="T12">MMGGRR</text:span> <text:s/><text:span text:style-name="T12">GG</text:span>MM<text:span text:style-name="T12">PP</text:span>RR MM<text:span text:style-name="T12">GGRRSS</text:span> <text:s/><text:span text:style-name="T12">RR</text:span>GG<text:span text:style-name="T12">MM</text:span>SS |<text:span text:style-name="T18">|</text:span></text:p>
      <text:p text:style-name="P14"/>
      <text:p text:style-name="P14"/>
      <text:p text:style-name="P14"/>
      <text:p text:style-name="P25"/>
      <text:p text:style-name="P11">============================= </text:p>
      <text:p text:style-name="P11"/>
      <text:p text:style-name="P11">## Jantai varisai </text:p>
      <text:p text:style-name="P11"/>
      <text:p text:style-name="P11"><text:s text:c="4"/>S, SS | R, | R, || G, GG | M, | MM || </text:p>
      <text:p text:style-name="P11"><text:s text:c="4"/>P, PP | D, | D, || N, NN | ṠṠ | ṠṠ || </text:p>
      <text:p text:style-name="P11"><text:s text:c="4"/>Ṡ, ṠṠ | N, | NN || D, DD | P, | PP || </text:p>
      <text:p text:style-name="P11"><text:s text:c="4"/>M, MM | G, | GG || R, RR | S, | SS || </text:p>
      <text:p text:style-name="P11"/>
      <text:p text:style-name="P11">## Jantai varisai </text:p>
      <text:p text:style-name="P11"/>
      <text:p text:style-name="P11"><text:s text:c="4"/>S, SS | R, | RR || G, GG | M, | MM || </text:p>
      <text:p text:style-name="P11"><text:s text:c="4"/>R, RR | G, | GG || M, MM | P, | PP || </text:p>
      <text:p text:style-name="P11"><text:s text:c="4"/>G, GG | M, | MM || P, PP | D, | DD || </text:p>
      <text:p text:style-name="P11"><text:s text:c="4"/>M, MM | P, | PP || D, DD | N, | NN || </text:p>
      <text:p text:style-name="P11"><text:s text:c="4"/>P, PP | D, | DD || N, NN | Ṡ, | ṠṠ || </text:p>
      <text:p text:style-name="P11"/>
      <text:p text:style-name="P11"><text:s text:c="4"/>Ṡ, ṠṠ | N, | NN || D, DD | P, | PP || </text:p>
      <text:p text:style-name="P11"><text:s text:c="4"/>N, NN | D, | DD || P, PP | M, | MM || </text:p>
      <text:p text:style-name="P11"><text:s text:c="4"/>D, DD | P, | PP || M, MM | G, | GG || </text:p>
      <text:p text:style-name="P11"><text:s text:c="4"/>P, PP | M, | MM || G, GG | R, | RR || </text:p>
      <text:p text:style-name="P11"><text:s text:c="4"/>M, MM | G, | GG || R, RR | S, | SS || </text:p>
      <text:p text:style-name="P11"><text:soft-page-break/><text:s/></text:p>
      <text:p text:style-name="P11">## Jantai varisai </text:p>
      <text:p text:style-name="P11"/>
      <text:p text:style-name="P11"><text:s text:c="4"/>SS SS | RR | RR || GG GG | MM | MM || </text:p>
      <text:p text:style-name="P11"><text:s text:c="4"/>PP PP | DD | DD || NN NN | ṠṠ | ṠṠ || </text:p>
      <text:p text:style-name="P11"><text:s text:c="4"/>ṠṠ ṠṠ | NN | NN || DD DD | PP | PP || </text:p>
      <text:p text:style-name="P11"><text:s text:c="4"/>MM MM | GG | GG || RR RR | SS | SS || </text:p>
      <text:p text:style-name="P11"/>
      <text:p text:style-name="P11">## Jantai varisai </text:p>
      <text:p text:style-name="P11"/>
      <text:p text:style-name="P11"><text:s text:c="4"/>SS SS | RR | RR || GG GG | MM | MM || </text:p>
      <text:p text:style-name="P11"><text:s text:c="4"/>RR RR | GG | GG || MM MM | PP | PP || </text:p>
      <text:p text:style-name="P11"><text:s text:c="4"/>GG GG | MM | MM || PP PP | DD | DD || </text:p>
      <text:p text:style-name="P11"><text:s text:c="4"/>MM MM | PP | PP || DD DD | NN | NN || </text:p>
      <text:p text:style-name="P11"><text:s text:c="4"/>PP PP | DD | DD || NN NN | ṠṠ | ṠṠ || </text:p>
      <text:p text:style-name="P11"/>
      <text:p text:style-name="P11"><text:s text:c="4"/>ṠṠ ṠṠ | NN | NN || DD DD | PP | PP || </text:p>
      <text:p text:style-name="P11"><text:s text:c="4"/>NN NN | DD | DD || PP PP | MM | MM || </text:p>
      <text:p text:style-name="P11"><text:s text:c="4"/>DD DD | PP | PP || MM MM | GG | GG || </text:p>
      <text:p text:style-name="P11"><text:s text:c="4"/>PP PP | MM | MM || GG GG | RR | RR || </text:p>
      <text:p text:style-name="P11"><text:s text:c="4"/>MM MM | GG | GG || RR RR | SS | SS || </text:p>
      <text:p text:style-name="P11"/>
      <text:p text:style-name="P11"/>
      <text:p text:style-name="P11"><text:soft-page-break/><text:s/></text:p>
      <text:p text:style-name="P11">## Jantai varisai </text:p>
      <text:p text:style-name="P11"/>
      <text:p text:style-name="P11"><text:s text:c="4"/>SR RG | RG | GM || SS RR | GG | MM || </text:p>
      <text:p text:style-name="P11"><text:s text:c="4"/>RG GM | GM | MP || RR GG | MM | PP || </text:p>
      <text:p text:style-name="P11"><text:s text:c="4"/>GM MP | MP | PD || GG MM | PP | DD || </text:p>
      <text:p text:style-name="P11"><text:s text:c="4"/>MP PD | PD | DN || MM PP | DD | NN || </text:p>
      <text:p text:style-name="P11"><text:s text:c="4"/>PD DN | DN | NṠ || PP DD | NN | ṠṠ || </text:p>
      <text:p text:style-name="P11"/>
      <text:p text:style-name="P11"><text:s text:c="4"/>ṠN ND | ND | DP || ṠṠ NN | DD | PP || </text:p>
      <text:p text:style-name="P11"><text:s text:c="4"/>ND DP | DP | PM || NN DD | PP | MM || </text:p>
      <text:p text:style-name="P11"><text:s text:c="4"/>DP PM | PM | MG || DD PP | MM | GG || </text:p>
      <text:p text:style-name="P11"><text:s text:c="4"/>PM MG | MG | GR || PP MM | GG | RR || </text:p>
      <text:p text:style-name="P11"><text:s text:c="4"/>MG GR | GR | RS || MM GG | RR | SS || </text:p>
      <text:p text:style-name="P11"/>
      <text:p text:style-name="P11">## Jantai varisai </text:p>
      <text:p text:style-name="P11"/>
      <text:p text:style-name="P11"><text:s text:c="4"/>SR ,R | G, | SR || ,R G, | SR | G, || </text:p>
      <text:p text:style-name="P11"><text:s text:c="4"/>SR G, | SR | RG || GM SR | RG | GM || </text:p>
      <text:p text:style-name="P11"><text:s text:c="4"/>RG ,G | M, | RG || ,G M, | RG | M, || </text:p>
      <text:p text:style-name="P11"><text:s text:c="4"/>RG M, | RG | GM || MP RG | GM | MP || </text:p>
      <text:p text:style-name="P11"><text:s text:c="4"/>GM ,M | P, | GM || ,M P, | GM | P, || </text:p>
      <text:p text:style-name="P11"><text:s text:c="4"/>GM P, | GM | MP || PD GM | MP | PD || </text:p>
      <text:p text:style-name="P11"><text:soft-page-break/><text:s text:c="4"/>MP ,P | D, | MP || ,P D, | MP | D, || </text:p>
      <text:p text:style-name="P11"><text:s text:c="4"/>MP D, | MP | PD || DN MP | PD | DN || </text:p>
      <text:p text:style-name="P11"><text:s text:c="4"/>PD ,D | N, | PD || ,D N, | PD | N, || </text:p>
      <text:p text:style-name="P11"><text:s text:c="4"/>PD N, | PD | DN || NṠ PD | DN | NṠ || </text:p>
      <text:p text:style-name="P11"/>
      <text:p text:style-name="P11"><text:s text:c="4"/>ṠN ,N | D, | ṠN || ,N D, | ṠN | D, || </text:p>
      <text:p text:style-name="P11"><text:s text:c="4"/>ṠN D, | ṠN | ND || DP ṠN | ND | DP || </text:p>
      <text:p text:style-name="P11"><text:s text:c="4"/>ND ,D | P, | ND || ,D P, | ND | P, || </text:p>
      <text:p text:style-name="P11"><text:s text:c="4"/>ND P, | ND | DP || PM ND | DP | PM || </text:p>
      <text:p text:style-name="P11"><text:s text:c="4"/>DP ,P | M, | DP || ,P M, | DP | M, || </text:p>
      <text:p text:style-name="P11"><text:s text:c="4"/>DP M, | DP | PM || MG DP | PM | MG || </text:p>
      <text:p text:style-name="P11"><text:s text:c="4"/>PM ,M | G, | PM || ,M G, | PM | G, || </text:p>
      <text:p text:style-name="P11"><text:s text:c="4"/>PM G, | PM | MG || GR PM | MG | GR || </text:p>
      <text:p text:style-name="P11"><text:s text:c="4"/>MG ,G | R, | MG || ,G R, | MG | R, || </text:p>
      <text:p text:style-name="P11"><text:s text:c="4"/>MG R, | MG | GR || RS MG | GR | RS || </text:p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1" svg:font-family="'Arial Unicode MS'" style:font-family-generic="swiss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9402in" style:type="center"/>
          <style:tab-stop style:position="9.8807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9402in" style:type="center"/>
          <style:tab-stop style:position="9.8807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bf9a7" officeooo:paragraph-rsid="000bf9a7"/>
    </style:style>
    <style:style style:name="MT1" style:family="text">
      <style:text-properties officeooo:rsid="0012e304"/>
    </style:style>
    <style:page-layout style:name="Mpm1">
      <style:page-layout-properties fo:page-width="11in" fo:page-height="8.5in" style:num-format="1" style:print-orientation="landscape" fo:margin-top="0.3in" fo:margin-bottom="0.3in" fo:margin-left="0.5598in" fo:margin-right="0.55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Jantai Varisai </text:span>Page <text:page-number text:select-page="current">21</text:page-number><text:s/>/ <text:page-count>21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2T13:09:11.956667807</meta:creation-date>
    <dc:date>2021-02-23T19:54:22.987000000</dc:date>
    <meta:editing-duration>PT18H49M52S</meta:editing-duration>
    <meta:editing-cycles>7</meta:editing-cycles>
    <meta:generator>LibreOffice/7.1.0.3$Windows_X86_64 LibreOffice_project/f6099ecf3d29644b5008cc8f48f42f4a40986e4c</meta:generator>
    <dc:creator>Ajit N</dc:creator>
    <meta:document-statistic meta:table-count="0" meta:image-count="0" meta:object-count="0" meta:page-count="21" meta:paragraph-count="311" meta:word-count="2892" meta:character-count="13404" meta:non-whitespace-character-count="8523"/>
  </office:meta>
</office:document-meta>
</file>